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P5" style:family="paragraph" style:parent-style-name="Standard" style:master-pag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 style:page-number="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łaściwie od samego początku fandomu słyszy się, iż ten umiera. Na przestrzeni lat kucykami interesowało i interesuje się mnóstwo ludzi, nierzadko tworzących różne dzieła, od artów z naszymi kucykami przez fanfiki i muzykę aż po lektorowanie. A dziś właśnie spotkamy się z kimś, kto swoje w naszym fandomie przeczytał i do niejednego mikrofonu nawijał. Specjalnie dla „Equestria Times”, wywiad z miśkiem200m! Znanym również jako Pszemek. </text:p>
      <text:p text:style-name="P3"/>
      <text:p text:style-name="P4">Misiek200m: Chyba miskof szybciej!</text:p>
      <text:p text:style-name="P2"/>
      <text:p text:style-name="P2">Draques: Na początek, nim przejdziemy do głównej części naszej rozmowy, kilka standardowych pytań, na które pewnie już nieraz zdarzało Ci się odpowiadać. Przypomnijmy, jak to z Tobą było, w jaki sposób zainteresowałeś się fandomem? </text:p>
      <text:p text:style-name="P2"/>
      <text:p text:style-name="P2">M: Oryginalny niestety nie będę, ponieważ zaczęło się od Wielkiego Maratonu MLP, który organizował JJayJoker. Zobaczyłem informację o nadchodzącym maratonie i zacząłem trochę grzebać w sieci. Później nadszedł sam maraton i potoczyło się z górki. Czyli wychodzi na to, że siedzę w tym od września 2011.</text:p>
      <text:p text:style-name="P2"/>
      <text:p text:style-name="P2">D: To do dzisiaj będzie pięć lat! Jak wspominasz te czasy?</text:p>
      <text:p text:style-name="P2"/>
      <text:p text:style-name="P2">M: Od razu mówię, że sam początek to był NAJLEPSZY okres. Wiadomo, czuło się tę całą magię serialu, fandomu i ludzi zgromadzonych wokół MLP. Sama formuła serialu w 2 pierwszych sezonach też była nieco inna, bo czuło się, że docelowym odbiorcą faktycznie są rodzice i dzieci, a nie fandom. Później, im dłużej człowiek w tym siedział, to zaczynał się do sytuacji przyzwyczajać. A aktualnie… no cóż… Serialu raczej nie oglądam, wciąż utrzymuję kontakt z osobami, które poznałem dzięki fandomowi (no cześć, Draques), ale raczej zbyt aktywny nie jestem. Mam nadzieję, że to wciąż tylko nieco dłuższe wakacje z mojej strony, bo jednak wydaje mi się, że ten fandom i to, co przyświecało nam od samego początku, raczej nie wychodzi z człowieka.</text:p>
      <text:p text:style-name="P2"/>
      <text:p text:style-name="P2">D: Opowiedz nam jeszcze, kiedy i jak zacząłeś zajmować się lektorowaniem? Ktoś powiedział Ci, że masz radiowy głos, czy może sam z siebie spróbowałeś coś nagrać? </text:p>
      <text:p text:style-name="P2"/>
      <text:p text:style-name="P2">M: Początkowo to oczywiście konkursy recytatorskie czy przedstawienia szkolne. Czasem pochwały od nauczycieli, że głos mam dość przyjemny. Jednak zadowolony jestem dopiero po kilku latach nagrywania materiałów z MLP. Jeśli porównam sobie stare nagrania z czymś aktualnym, to różnica jest kolosalna – i w samej jakości nagrania, i umiejętności głosowych. Zaczęło się od zakładu z jednym znajomym, że mam nagrać coś związanego z MLP i wrzucić na kanał na YouTube. Zaczęło się od fragmentu lektora do odcinka, później całe odcinki, opowiadania i tak to się potoczyło.</text:p>
      <text:p text:style-name="P2"/>
      <text:p text:style-name="P2">D: A z jakiego swojego dzieła jesteś najbardziej dumny?</text:p>
      <text:p text:style-name="P2"/>
      <text:p text:style-name="P2">M: W sumie dość ciężkie pytanie. Co by nie było, moja rola nie jest jakoś zbyt skomplikowana, muszę dany materiał po prostu przeczytać w odpowiedni sposób, złożyć do formy filmiku i umieścić na kanale. Jeśli jednak muszę już wybierać, to padnie na lektora do filmu „Equestria Girls”. Mimo że nie jestem do końca zadowolony z moich umiejętności głosowych z tamtego czasu, to na przygotowanie skryptu do przeczytania przeznaczyłem <text:soft-page-break/>sporo czasu, a do samego montażu i renderingu filmu wykorzystałem kilka rozwiązań, które pozwoliły na zachowanie jakości materiału. Sporo się nad nim napracowałem i dlatego też uważam go za jeden z moich najlepszych filmów.</text:p>
      <text:p text:style-name="P2"/>
      <text:p text:style-name="P2">D: Więc teraz w drugą stronę, który z projektów wydaje Ci się najcięższy, który z nich przysporzył najwięcej pracy?</text:p>
      <text:p text:style-name="P2"/>
      <text:p text:style-name="P2">M: O dziwo nie nagrania, a filmiki z karaoke do piosenek z serialu. Do montowania lektora czy nagrań jestem przyzwyczajony, a karaoke było dla mnie czymś nowym i spędziłem przy ich montowaniu tonę godzin.</text:p>
      <text:p text:style-name="P2"/>
      <text:p text:style-name="P2">D: A czy wiązałeś w którymś momencie swoją przyszłość z pracą głosem?</text:p>
      <text:p text:style-name="P2"/>
      <text:p text:style-name="P2">M: Był taki epizod, jednak szczerze mówiąc, to wciąż o tym czasami myślę. Przez samą „pracę” dla fandomu, moje warunki głosowe uległy znacznej poprawie, więc gdybym wziął się za to na poważnie, ćwiczył codziennie głos i dykcję, to myślę, że mógłbym zacząć realizować jakieś drobne zlecenia.</text:p>
      <text:p text:style-name="P2"/>
      <text:p text:style-name="P2">D: Czyli jest cień nadziei, że kiedyś będzie nam dane kupić audiobooka przeczytanego przez Ciebie?</text:p>
      <text:p text:style-name="P2"/>
      <text:p text:style-name="P2">M: A istnieje cień szansy.</text:p>
      <text:p text:style-name="P2"/>
      <text:p text:style-name="P2">D: Ulubiona książka, którą byś zlektorował?</text:p>
      <text:p text:style-name="P2"/>
      <text:p text:style-name="P2">M: Robinson Crusoe, bądź coś z Arsene Lupinem. </text:p>
      <text:p text:style-name="P2"/>
      <text:p text:style-name="P2">D: Przejdźmy zatem do głównej części naszego dzisiejszego spotkania. Jak wszyscy wiemy, zawiesiłeś swój kanał w serwisie YouTube na czas nieokreślony. Z rozmów poza sceną wiem, że zasadniczo opuściłeś fandom. Może przybliżysz nam szczegóły swojej decyzji? Co skłoniło Cię do opuszczenia grona kucykowych fanów? </text:p>
      <text:p text:style-name="P2"/>
      <text:p text:style-name="P2">M: Nie do końca, fandomu oficjalnie nie opuściłem, jednak to fakt, że moja obecność w nim jest praktycznie zerowa. Myślę, że głównym powodem było lekkie zmęczenie materiału. Powoli zaczął mnie nużyć brak różnorodności na kanale. Chodzi o to, że ciągle tematem przewodnim były tylko i wyłącznie kucyki i postanowiłem nieco od tego odpocząć. Druga sprawa to sam YT. Nie ma się co oszukiwać, ale panuje na nim niemały bajzel. </text:p>
      <text:p text:style-name="P2"/>
      <text:p text:style-name="P2">D: A jakbyś ocenił kondycję fandomu w momencie, kiedy go opuszczałeś?</text:p>
      <text:p text:style-name="P2"/>
      <text:p text:style-name="P2">M: Ciężko powiedzieć, ciągle słyszymy, że fandom umiera, w sumie tak samo jak w 2011 roku. Wydaje mi się, że wciąż nie jest z nim tak źle, jednak największą bolączką są spory i wojenki czy podział fandomu na środowiska – a to Trójmiasto, Warszawa, Katowice… Rozbicie całości na mniejsze cząstki, a później rywalizacja między nimi. Tak to niestety bywa z takimi większymi środowiskami, nie zdziwiłbym się, gdyby w innych fandomach sytuacja wyglądała podobnie. Trzeba pamiętać, że jesteśmy tylko ludźmi.</text:p>
      <text:p text:style-name="P2"/>
      <text:p text:style-name="P2">D: Zaproponowałbyś jakieś zmiany?</text:p>
      <text:p text:style-name="P2"><text:soft-page-break/></text:p>
      <text:p text:style-name="P2">M: Nic mi do głowy nie przychodzi…</text:p>
      <text:p text:style-name="P2"/>
      <text:p text:style-name="P2">D: Co mogłoby sprawić, że zdecydowałbyś się wznowić swoją aktywność. Zaskoczyć wszystkich jakimś przeczytanym fikiem, bądź innym projektem? Subskrybenci z pewnością przecieraliby oczy ze zdziwienia, widząc nowy film od Ciebie. </text:p>
      <text:p text:style-name="P2"/>
      <text:p text:style-name="P2">M: Najpierw muszę od tego porządnie odpocząć i wyskoczyć z czymś całkiem nowym i unikatowym. Byłem pierwszą osobą z polskiego fandomu, która zaczęła nagrywać lektora do odcinków i animacji czy audiobooki opowiadań, więc przydałby się powrót z czymś na podobnym poziomie.</text:p>
      <text:p text:style-name="P2"/>
      <text:p text:style-name="P2">D: A czy nie tęsknisz za swoimi fanami?</text:p>
      <text:p text:style-name="P2"/>
      <text:p text:style-name="P2">M: Za niektórymi owszem. Wdzięczny im jestem, że większość zaakceptowała mój wybór i dłuższą przerwę na kanale i wciąż oczekują na mój powrót.</text:p>
      <text:p text:style-name="P2"/>
      <text:p text:style-name="P2">D: A zaśpiewasz nam coś? W swoich zbiorach masz przynajmniej jeden film, na którym śpiewasz. </text:p>
      <text:p text:style-name="P2"/>
      <text:p text:style-name="P2">M: Nie przeginaj, besterku.</text:p>
      <text:p text:style-name="P2"/>
      <text:p text:style-name="P2">D: Niestety, Misiek nie dał się namówić na zaśpiewanie nam, może następnym razem. Zatem, dziękuję Ci za wywiad, życzę sukcesów w życiu prywatnym i zawodowym oraz rychłego powrotu na łono fandomu z czymś, co nas wyrwie z butów.</text:p>
      <text:p text:style-name="P2"/>
      <text:p text:style-name="P2"/>
      <text:p text:style-name="P2">Obrazy:</text:p>
      <text:p text:style-name="P2"><text:a xlink:type="simple" xlink:href="https://derpibooru.org/667152?scope=scpe256cb8b296ccf5f9acef13e35b411a2eca8d08d7" text:style-name="Internet_20_link" text:visited-style-name="Visited_20_Internet_20_Link"><text:span text:style-name="T1">https://derpibooru.org/667152?scope=scpe256cb8b296ccf5f9acef13e35b411a2eca8d08d7</text:span></text:a></text:p>
      <text:p text:style-name="P2"><text:a xlink:type="simple" xlink:href="http://i.imgur.com/4qid1qB.png" text:style-name="Internet_20_link" text:visited-style-name="Visited_20_Internet_20_Link"><text:span text:style-name="T2">http://i.imgur.com/4qid1qB.png</text:span></text:a></text:p>
      <text:p text:style-name="P2">http://i.imgur.com/orZZK3L.jpg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end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 LibreOffice_project/d3bf12ecb743fc0d20e0be0c58ca359301eb705f</meta:generator>
    <dc:date>2017-02-26T13:57:28.492000000</dc:date>
    <meta:editing-duration>PT10M26S</meta:editing-duration>
    <meta:editing-cycles>2</meta:editing-cycles>
    <meta:document-statistic meta:table-count="0" meta:image-count="0" meta:object-count="0" meta:page-count="3" meta:paragraph-count="36" meta:word-count="1025" meta:character-count="6667" meta:non-whitespace-character-count="5668"/>
  </office:meta>
</office:document-meta>
</file>